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2" style:family="graphic" style:parent-style-name="standard">
      <style:graphic-properties draw:stroke="none" dr3d:vertical-segments="16" dr3d:close-front="true" dr3d:close-back="true"/>
    </style:style>
    <style:style style:name="gr3" style:family="graphic" style:parent-style-name="standard">
      <style:graphic-properties draw:stroke="none" dr3d:vertical-segments="97" dr3d:close-front="true" dr3d:close-back="true"/>
    </style:style>
    <style:style style:name="gr4" style:family="graphic" style:parent-style-name="standard">
      <style:graphic-properties draw:stroke="none" dr3d:vertical-segments="24" dr3d:close-front="true" dr3d:close-back="true"/>
    </style:style>
  </office:automatic-styles>
  <office:body>
    <office:drawing>
      <draw:page draw:name="page1" draw:style-name="dp1" draw:master-page-name="Standard">
        <dr3d:scene draw:style-name="gr1" svg:width="10.357cm" svg:height="7.515cm" svg:x="6.357cm" svg:y="17.23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 draw:layer="layout" svg:viewBox="0 -5000 2500 10000" svg:d="M0-5000h250 250 500 500 500 250 250v10000h-250-250-500-500-500-250-250z"/>
        </dr3d:scene>
        <dr3d:scene draw:style-name="gr1" svg:width="14.5cm" svg:height="13.955cm" svg:x="3.25cm" svg:y="7.574cm" dr3d:transform="matrix (1 0 0 0 6.12323399573677E-017 1 0 -1 6.12323399573677E-017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500 -500 1000 1000" svg:d="M1500 0l-1.07842397511604-32.8237169144762-3.21713052981568-32.5771973398831-5.32862499121597-32.2291208505185-7.4129073593183-31.7794874463825-9.46997763412128-31.2282971274749-11.4998358156251-30.5755498937959-13.5024819038306-29.8212457453454-15.4779158987376-28.9653846821234-17.3458010157387-27.8869607070074-19.0747154360522-26.6041152155299-20.7292850348933-25.2469249025797-22.3095098122612-23.8153897681569-23.8153897681568-22.3095098122613-25.2469249025798-20.7292850348932-26.6041152155299-19.0747154360523-27.8869607070073-17.3458010157387-28.9653846821234-15.4779158987374-29.8212457453455-13.5024819038309-30.5755498937956-11.4998358156254-31.2282971274749-9.46997763412116-31.7794874463825-7.41290735931807-32.2291208505187-5.3286249912162-32.577197339883-3.21713052981556-32.8237169144762-1.07842397511604-32.8237169144762 1.07842397511604-32.577197339883 3.21713052981551-32.2291208505186 5.3286249912162-31.7794874463825 7.41290735931801-31.2282971274749 9.46997763412116-30.5755498937959 11.4998358156254-29.8212457453453 13.5024819038308-28.9653846821235 15.4779158987375-27.8869607070072 17.3458010157387-26.60411521553 19.0747154360523-25.2469249025796 20.7292850348931-23.8153897681569 22.3095098122613-22.3095098122612 23.8153897681568-20.7292850348931 25.2469249025797-19.0747154360523 26.6041152155299-17.3458010157389 27.8869607070073-15.4779158987374 28.9653846821234-13.502481903831 29.8212457453454-11.4998358156254 30.5755498937959-9.46997763412116 31.2282971274749-7.41290735931807 31.7794874463825-5.3286249912162 32.2291208505185-3.21713052981556 32.5771973398831-1.07842397511604 32.8237169144762 1.07842397511598 32.8237169144762 3.21713052981551 32.5771973398831 5.3286249912162 32.2291208505185 7.41290735931807 31.7794874463825 9.46997763412105 31.2282971274749 11.4998358156255 30.5755498937959 13.5024819038309 29.8212457453454 15.4779158987374 28.9653846821234 17.3458010157387 27.8869607070074 19.0747154360522 26.6041152155299 20.7292850348932 25.2469249025797 22.3095098122612 23.8153897681568 23.8153897681568 22.3095098122614 25.2469249025796 20.7292850348931 26.60411521553 19.0747154360523 27.8869607070072 17.3458010157388 28.9653846821233 15.4779158987375 29.8212457453454 13.5024819038309 30.5755498937959 11.4998358156255 31.2282971274749 9.46997763412116 31.7794874463824 7.41290735931807 32.2291208505186 5.3286249912162 32.5771973398831 3.21713052981556 32.8237169144762 1.07842397511604 32.8237169144761-1.07842397511598 32.5771973398832-3.21713052981551 32.2291208505187-5.3286249912162 31.7794874463825-7.41290735931801 31.2282971274749-9.46997763412111 30.5755498937956-11.4998358156254 29.8212457453455-13.5024819038308 28.9653846821234-15.4779158987374 27.8869607070076-17.3458010157388 26.6041152155299-19.0747154360523 25.2469249025796-20.7292850348931 23.8153897681568-22.3095098122613 22.3095098122612-23.8153897681568 20.7292850348933-25.2469249025797 19.0747154360522-26.6041152155299 17.3458010157387-27.8869607070073 15.4779158987376-28.9653846821234 13.5024819038308-29.8212457453454 11.4998358156254-30.5755498937959 9.46997763412128-31.2282971274749 7.4129073593183-31.7794874463825 5.32862499121597-32.2291208505185 3.21713052981568-32.5771973398831 1.07842397511604-32.8237169144762z"/>
        </dr3d:scene>
        <dr3d:scene draw:style-name="gr1" svg:width="8.286cm" svg:height="8.588cm" svg:x="9.464cm" svg:y="6.5cm" dr3d:transform="matrix (1 0 0 0 -0.939692620785908 -0.342020143325669 0 0.342020143325669 -0.939692620785908 0cm 0cm 0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6250 12500 12500" svg:d="M0-6250h250 1000 1250 2500 2500 2500 2000 50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10-16T18:53:30.510000000</meta:creation-date>
    <dc:date>2023-10-16T18:57:11.721000000</dc:date>
    <meta:editing-duration>PT3M41S</meta:editing-duration>
    <meta:editing-cycles>1</meta:editing-cycles>
    <meta:document-statistic meta:object-count="6"/>
    <meta:generator>LibreOffice/7.3.4.2$Windows_X86_64 LibreOffice_project/728fec16bd5f605073805c3c9e7c4212a0120dc5</meta:generator>
  </office:meta>
</office:document-meta>
</file>